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3.364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4">1.Durga.B –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9.798cm" svg:height="11.136cm" svg:x="0.6cm" svg:y="2.257cm" draw:page-number="17"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85cm"/>
    </style:style>
    <style:style style:name="Mpr13"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17/04/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12:39:06.81</dc:date>
    <dc:creator>VIJI LAKSHMI</dc:creator>
    <meta:generator>OpenOffice/4.1.11$Win32 OpenOffice.org_project/4111m1$Build-9808</meta:generator>
    <meta:editing-duration>PT4M43S</meta:editing-duration>
    <meta:editing-cycles>1</meta:editing-cycles>
    <meta:document-statistic meta:object-count="122"/>
  </office:meta>
</office:document-meta>
</file>